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fo:min-height="0.452cm"/>
    </style:style>
    <style:style style:name="gr7" style:family="graphic" style:parent-style-name="standard">
      <style:graphic-properties draw:stroke="dash" draw:stroke-dash="Ultrafine_20_Dashed" draw:marker-start="Arrow" draw:marker-start-width="0.3cm" draw:textarea-horizontal-align="center" draw:textarea-vertical-align="middle"/>
    </style:style>
    <style:style style:name="gr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draw:stroke-dash="Ultrafine_20_Dashed" draw:marker-start="Arrow" draw:marker-start-width="0.3cm" draw:textarea-horizontal-align="center" draw:textarea-vertical-align="middle"/>
    </style:style>
    <style:style style:name="gr10" style:family="graphic" style:parent-style-name="standard">
      <style:graphic-properties draw:stroke="solid" draw:stroke-dash="Ultrafine_20_Dashed" draw:fill-color="#ccffff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13" style:family="graphic" style:parent-style-name="standard" style:list-style-name="L1">
      <style:graphic-properties draw:stroke="solid" draw:stroke-dash="Ultrafine_20_Dashed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Ultrafine_20_Dashed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>
      <style:graphic-properties draw:stroke="solid" draw:stroke-dash="Ultrafine_20_Dashed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solid" draw:stroke-dash="Ultrafine_20_Dashed" draw:fill-color="#00ae00" draw:textarea-horizontal-align="justify" draw:textarea-vertical-align="middle" draw:auto-grow-height="false" fo:min-height="0cm" fo:min-width="0cm" draw:shadow="hidden"/>
    </style:style>
    <style:style style:name="gr17" style:family="graphic" style:parent-style-name="standard">
      <style:graphic-properties draw:stroke="solid" draw:stroke-dash="Ultrafine_20_Dashed" draw:fill-color="#eb613d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solid" draw:stroke-dash="Ultrafine_20_Dashed" draw:marker-end="Extrémité_20_de_20_ligne_20_1" draw:fill-color="#e6ff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solid" draw:stroke-dash="Ultrafine_20_Dashed" svg:stroke-width="0.1cm" svg:stroke-color="#dc23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solid" draw:stroke-dash="Ultrafine_20_Dashed" svg:stroke-width="0.1cm" svg:stroke-color="#dc23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stroke-dash="Ultrafine_20_Dashed" svg:stroke-color="#000000" draw:marker-end="Extrémité_20_de_20_ligne_20_1" draw:fill="none" draw:fill-color="#ffffff" fo:min-height="0.966cm"/>
    </style:style>
    <style:style style:name="gr22" style:family="graphic" style:parent-style-name="standard" style:list-style-name="L1">
      <style:graphic-properties draw:stroke="solid" draw:stroke-dash="Ultrafine_20_Dashed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Ultrafine_20_Dashed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>
      <style:graphic-properties draw:stroke="none" svg:stroke-color="#000000" draw:fill="none" draw:fill-color="#ffffff" fo:min-height="1.04cm"/>
    </style:style>
    <style:style style:name="gr25" style:family="graphic" style:parent-style-name="standard">
      <style:graphic-properties draw:stroke="none" svg:stroke-color="#000000" draw:fill="none" draw:fill-color="#ffffff" fo:min-height="0.58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 style:text-underline-style="solid" style:text-underline-width="auto" style:text-underline-color="font-color" style:font-size-asian="18pt" style:font-size-complex="18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7" style:family="paragraph">
      <style:text-properties fo:font-size="10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Bitstream Vera Sans'" style:font-family-generic="roman" style:font-pitch="variable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Luxi Sans'" style:font-pitch-asian="variable" style:font-size-asian="18pt" style:language-asian="none" style:country-asian="none" style:font-style-asian="normal" style:font-weight-asian="normal" style:font-family-complex="'Luxi Sans'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size="12pt" style:font-size-asian="18pt" style:font-size-complex="18pt"/>
    </style:style>
    <style:style style:name="P11" style:family="paragraph">
      <style:paragraph-properties fo:text-align="center"/>
      <style:text-properties fo:color="#ff0000" fo:font-size="10pt" style:font-size-asian="18pt" style:font-size-complex="18pt"/>
    </style:style>
    <style:style style:name="P12" style:family="paragraph">
      <style:paragraph-properties fo:margin-left="0cm" fo:margin-right="0cm" fo:text-align="start" fo:text-indent="0cm"/>
      <style:text-properties fo:font-size="10pt" style:font-size-asian="18pt" style:font-size-complex="18pt"/>
    </style:style>
    <style:style style:name="P13" style:family="paragraph">
      <style:paragraph-properties fo:margin-left="0cm" fo:margin-right="0cm" fo:text-indent="0cm"/>
      <style:text-properties fo:font-size="16pt" style:font-size-asian="18pt" style:font-size-complex="18pt"/>
    </style:style>
    <style:style style:name="P14" style:family="paragraph">
      <style:paragraph-properties fo:margin-left="0cm" fo:margin-right="0cm" fo:text-align="center" fo:text-indent="0cm"/>
      <style:text-properties fo:color="#b80047" fo:font-weight="bold"/>
    </style:style>
    <style:style style:name="P15" style:family="paragraph">
      <style:paragraph-properties fo:margin-left="0cm" fo:margin-right="0cm" fo:text-indent="0cm"/>
      <style:text-properties fo:color="#b80047" fo:font-weight="bold"/>
    </style:style>
    <style:style style:name="T1" style:family="text">
      <style:text-properties fo:font-size="10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2pt" fo:font-weight="bold" style:font-size-asian="18pt" style:font-size-complex="18pt"/>
    </style:style>
    <style:style style:name="T6" style:family="text">
      <style:text-properties fo:font-size="12pt" fo:font-style="normal" fo:font-weight="normal" style:font-size-asian="18pt" style:font-size-complex="18pt"/>
    </style:style>
    <style:style style:name="T7" style:family="text">
      <style:text-properties fo:font-size="12pt" fo:font-style="italic" fo:font-weight="normal" style:font-size-asian="18pt" style:font-size-complex="18pt"/>
    </style:style>
    <style:style style:name="T8" style:family="text">
      <style:text-properties fo:color="#ff0000" fo:font-size="10pt" style:font-size-asian="18pt" style:font-size-complex="18pt"/>
    </style:style>
    <style:style style:name="T9" style:family="text">
      <style:text-properties fo:font-size="16pt" fo:font-style="italic" fo:font-weight="bold" style:font-size-asian="18pt" style:font-size-complex="18pt"/>
    </style:style>
    <style:style style:name="T10" style:family="text">
      <style:text-properties fo:font-size="16pt" style:font-size-asian="18pt" style:font-size-complex="18pt"/>
    </style:style>
    <style:style style:name="T11" style:family="text">
      <style:text-properties fo:color="#b80047" fo:font-size="10pt" style:font-size-asian="18pt" style:font-size-complex="18pt"/>
    </style:style>
    <style:style style:name="T12" style:family="text">
      <style:text-properties fo:font-style="normal"/>
    </style:style>
    <style:style style:name="T13" style:family="text">
      <style:text-properties fo:color="#b80047"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324cm" svg:height="0.645cm" svg:x="0.742cm" svg:y="1.291cm">
          <text:p text:style-name="P1"><text:span text:style-name="T1">inhabitant_in_idle:</text:span></text:p>
        </draw:rect>
        <draw:line draw:style-name="gr2" draw:text-style-name="P3" draw:layer="layout" svg:x1="2.323cm" svg:y1="2.039cm" svg:x2="2.323cm" svg:y2="18.489cm">
          <text:p text:style-name="P4"/>
        </draw:line>
        <draw:rect draw:style-name="gr1" draw:text-style-name="P2" draw:layer="layout" svg:width="3.324cm" svg:height="0.645cm" svg:x="4.55cm" svg:y="1.291cm">
          <text:p text:style-name="P1"><text:span text:style-name="T1">:Switch_proxy</text:span></text:p>
        </draw:rect>
        <draw:line draw:style-name="gr2" draw:text-style-name="P3" draw:layer="layout" svg:x1="6.131cm" svg:y1="2.039cm" svg:x2="6.13cm" svg:y2="18.521cm">
          <text:p text:style-name="P4"/>
        </draw:line>
        <draw:rect draw:style-name="gr1" draw:text-style-name="P2" draw:layer="layout" svg:width="3.937cm" svg:height="0.645cm" svg:x="8.163cm" svg:y="2.743cm">
          <text:p text:style-name="P1"><text:span text:style-name="T1">e:Sw_changePos_Call</text:span></text:p>
        </draw:rect>
        <draw:line draw:style-name="gr2" draw:text-style-name="P3" draw:layer="layout" svg:x1="10.099cm" svg:y1="3.724cm" svg:x2="10.099cm" svg:y2="18.037cm">
          <text:p text:style-name="P4"/>
        </draw:line>
        <draw:rect draw:style-name="gr1" draw:text-style-name="P2" draw:layer="layout" svg:width="3.324cm" svg:height="0.645cm" svg:x="12.39cm" svg:y="1.291cm">
          <text:p text:style-name="P1"><text:span text:style-name="T1">first:Switch_impl</text:span></text:p>
        </draw:rect>
        <draw:line draw:style-name="gr2" draw:text-style-name="P3" draw:layer="layout" svg:x1="13.971cm" svg:y1="2.039cm" svg:x2="13.971cm" svg:y2="18.521cm">
          <text:p text:style-name="P4"/>
        </draw:line>
        <draw:rect draw:style-name="gr1" draw:text-style-name="P2" draw:layer="layout" svg:width="3.324cm" svg:height="0.645cm" svg:x="16.197cm" svg:y="1.291cm">
          <text:p text:style-name="P1"><text:span text:style-name="T1">switch_in_Up:</text:span></text:p>
        </draw:rect>
        <draw:line draw:style-name="gr2" draw:text-style-name="P3" draw:layer="layout" svg:x1="17.778cm" svg:y1="2.039cm" svg:x2="17.778cm" svg:y2="18.489cm">
          <text:p text:style-name="P4"/>
        </draw:line>
        <draw:rect draw:style-name="gr1" draw:text-style-name="P2" draw:layer="layout" svg:width="3.324cm" svg:height="0.645cm" svg:x="25.266cm" svg:y="1.259cm">
          <text:p text:style-name="P1"><text:span text:style-name="T1">:Light_proxy</text:span></text:p>
        </draw:rect>
        <draw:line draw:style-name="gr2" draw:text-style-name="P3" draw:layer="layout" svg:x1="26.847cm" svg:y1="2.004cm" svg:x2="26.845cm" svg:y2="18.586cm">
          <text:p text:style-name="P4"/>
        </draw:line>
        <draw:rect draw:style-name="gr1" draw:text-style-name="P2" draw:layer="layout" svg:width="3.324cm" svg:height="0.645cm" svg:x="21.587cm" svg:y="1.259cm">
          <text:p text:style-name="P1"><text:span text:style-name="T1">:Configuration</text:span></text:p>
        </draw:rect>
        <draw:line draw:style-name="gr2" draw:text-style-name="P3" draw:layer="layout" svg:x1="23.168cm" svg:y1="2.004cm" svg:x2="23.167cm" svg:y2="18.553cm">
          <text:p text:style-name="P4"/>
        </draw:line>
        <draw:line draw:style-name="gr3" draw:text-style-name="P3" draw:layer="layout" svg:x1="2.355cm" svg:y1="2.517cm" svg:x2="6.098cm" svg:y2="2.517cm">
          <text:p text:style-name="P1"><text:span text:style-name="T2">changePosition()</text:span></text:p>
          <text:p text:style-name="P1"><text:span text:style-name="T2"/></text:p>
        </draw:line>
        <draw:line draw:style-name="gr3" draw:text-style-name="P3" draw:layer="layout" svg:x1="6.163cm" svg:y1="3.13cm" svg:x2="8.131cm" svg:y2="3.13cm">
          <text:p text:style-name="P1"><text:span text:style-name="T2">new()</text:span></text:p>
          <text:p text:style-name="P1"><text:span text:style-name="T2"/></text:p>
        </draw:line>
        <draw:g>
          <draw:line draw:style-name="gr4" draw:text-style-name="P3" draw:layer="layout" svg:x1="6.13cm" svg:y1="3.614cm" svg:x2="6.84cm" svg:y2="3.614cm">
            <text:p text:style-name="P4"/>
          </draw:line>
          <draw:line draw:style-name="gr4" draw:text-style-name="P3" draw:layer="layout" svg:x1="6.872cm" svg:y1="3.614cm" svg:x2="6.872cm" svg:y2="4.453cm">
            <text:p text:style-name="P4"/>
          </draw:line>
          <draw:line draw:style-name="gr5" draw:text-style-name="P3" draw:layer="layout" svg:x1="6.872cm" svg:y1="4.453cm" svg:x2="6.13cm" svg:y2="4.453cm">
            <text:p text:style-name="P4"/>
          </draw:line>
          <draw:frame draw:style-name="gr6" draw:text-style-name="P5" draw:layer="layout" svg:width="3.775cm" svg:height="0.702cm" svg:x="6.647cm" svg:y="3.711cm">
            <draw:text-box>
              <text:p text:style-name="P4"><text:span text:style-name="T3">Proxy.send(e)</text:span></text:p>
            </draw:text-box>
          </draw:frame>
        </draw:g>
        <draw:line draw:style-name="gr3" draw:text-style-name="P3" draw:layer="layout" svg:x1="6.13cm" svg:y1="5.066cm" svg:x2="10.099cm" svg:y2="5.066cm">
          <text:p text:style-name="P1"><text:span text:style-name="T2">Event.send_to(first)</text:span></text:p>
          <text:p text:style-name="P1"><text:span text:style-name="T2"/></text:p>
        </draw:line>
        <draw:line draw:style-name="gr3" draw:text-style-name="P3" draw:layer="layout" svg:x1="10.099cm" svg:y1="5.518cm" svg:x2="13.939cm" svg:y2="5.518cm">
          <text:p text:style-name="P1"><text:span text:style-name="T2">instanceCurrentState()</text:span></text:p>
          <text:p text:style-name="P1"><text:span text:style-name="T2"/></text:p>
        </draw:line>
        <draw:line draw:style-name="gr7" draw:text-style-name="P6" draw:layer="layout" svg:x1="10.099cm" svg:y1="6.389cm" svg:x2="13.971cm" svg:y2="6.389cm">
          <text:p text:style-name="P1"><text:span text:style-name="T2">switch_in_Up:</text:span></text:p>
          <text:p text:style-name="P1"><text:span text:style-name="T2"/></text:p>
        </draw:line>
        <draw:line draw:style-name="gr3" draw:text-style-name="P3" draw:layer="layout" svg:x1="10.131cm" svg:y1="7.067cm" svg:x2="17.778cm" svg:y2="7.067cm">
          <text:p text:style-name="P1"><text:span text:style-name="T2">ActiveStateMachine.receive(e)</text:span></text:p>
          <text:p text:style-name="P1"><text:span text:style-name="T2"/></text:p>
        </draw:line>
        <draw:rect draw:style-name="gr4" draw:text-style-name="P3" draw:layer="layout" svg:width="0.259cm" svg:height="0.936cm" svg:x="17.649cm" svg:y="7.228cm">
          <text:p text:style-name="P4"/>
        </draw:rect>
        <draw:frame draw:style-name="gr8" draw:text-style-name="P7" draw:layer="layout" svg:width="2.458cm" svg:height="0.662cm" svg:x="17.81cm" svg:y="7.325cm">
          <draw:text-box>
            <text:p text:style-name="P4"><text:span text:style-name="T2">'inner' calls</text:span></text:p>
          </draw:text-box>
        </draw:frame>
        <draw:line draw:style-name="gr9" draw:text-style-name="P3" draw:layer="layout" svg:x1="10.099cm" svg:y1="8.325cm" svg:x2="17.778cm" svg:y2="8.325cm">
          <text:p text:style-name="P1"><text:span text:style-name="T2">Event.dispatch_to(switch_in_Up)</text:span></text:p>
          <text:p text:style-name="P1"><text:span text:style-name="T2"/></text:p>
        </draw:line>
        <draw:line draw:style-name="gr3" draw:text-style-name="P3" draw:layer="layout" svg:x1="10.099cm" svg:y1="9.164cm" svg:x2="17.778cm" svg:y2="9.164cm">
          <text:p text:style-name="P1"><text:span text:style-name="T2">changePosition()</text:span></text:p>
          <text:p text:style-name="P1"><text:span text:style-name="T2"/></text:p>
        </draw:line>
        <draw:g>
          <draw:line draw:style-name="gr4" draw:text-style-name="P3" draw:layer="layout" svg:x1="17.81cm" svg:y1="9.455cm" svg:x2="18.52cm" svg:y2="9.455cm">
            <text:p text:style-name="P4"/>
          </draw:line>
          <draw:line draw:style-name="gr4" draw:text-style-name="P3" draw:layer="layout" svg:x1="18.552cm" svg:y1="9.455cm" svg:x2="18.552cm" svg:y2="10.294cm">
            <text:p text:style-name="P4"/>
          </draw:line>
          <draw:line draw:style-name="gr5" draw:text-style-name="P3" draw:layer="layout" svg:x1="18.552cm" svg:y1="10.294cm" svg:x2="17.81cm" svg:y2="10.294cm">
            <text:p text:style-name="P4"/>
          </draw:line>
          <draw:frame draw:style-name="gr6" draw:text-style-name="P5" draw:layer="layout" svg:width="5.001cm" svg:height="0.702cm" svg:x="18.327cm" svg:y="9.552cm">
            <draw:text-box>
              <text:p text:style-name="P4"><text:span text:style-name="T3">StateMachine.leave(self)</text:span></text:p>
            </draw:text-box>
          </draw:frame>
        </draw:g>
        <draw:line draw:style-name="gr3" draw:text-style-name="P3" draw:layer="layout" svg:x1="17.778cm" svg:y1="10.842cm" svg:x2="26.813cm" svg:y2="10.842cm">
          <text:p text:style-name="P1"><text:span text:style-name="T2">switch()</text:span></text:p>
          <text:p text:style-name="P1"><text:span text:style-name="T2"/></text:p>
        </draw:line>
        <draw:rect draw:style-name="gr10" draw:text-style-name="P6" draw:layer="layout" svg:width="1.517cm" svg:height="1.387cm" svg:x="26.071cm" svg:y="11.1cm">
          <text:p text:style-name="P1"><text:span text:style-name="T2">... like</text:span></text:p>
          <text:p text:style-name="P1"><text:span text:style-name="T2">current</text:span></text:p>
          <text:p text:style-name="P1"><text:span text:style-name="T2">diagram</text:span></text:p>
        </draw:rect>
        <draw:g>
          <draw:line draw:style-name="gr4" draw:text-style-name="P3" draw:layer="layout" svg:x1="17.81cm" svg:y1="13.392cm" svg:x2="18.52cm" svg:y2="13.392cm">
            <text:p text:style-name="P4"/>
          </draw:line>
          <draw:line draw:style-name="gr4" draw:text-style-name="P3" draw:layer="layout" svg:x1="18.552cm" svg:y1="13.392cm" svg:x2="18.552cm" svg:y2="14.231cm">
            <text:p text:style-name="P4"/>
          </draw:line>
          <draw:line draw:style-name="gr5" draw:text-style-name="P3" draw:layer="layout" svg:x1="18.552cm" svg:y1="14.231cm" svg:x2="17.81cm" svg:y2="14.231cm">
            <text:p text:style-name="P4"/>
          </draw:line>
          <draw:frame draw:style-name="gr6" draw:text-style-name="P5" draw:layer="layout" svg:width="7.228cm" svg:height="0.702cm" svg:x="18.327cm" svg:y="13.489cm">
            <draw:text-box>
              <text:p text:style-name="P4"><text:span text:style-name="T3">StateMachine.enter(switch_in_Down)</text:span></text:p>
            </draw:text-box>
          </draw:frame>
        </draw:g>
        <draw:line draw:style-name="gr11" draw:text-style-name="P3" draw:layer="layout" svg:x1="26.845cm" svg:y1="12.681cm" svg:x2="17.778cm" svg:y2="12.681cm">
          <text:p text:style-name="P4"/>
        </draw:line>
        <draw:line draw:style-name="gr3" draw:text-style-name="P3" draw:layer="layout" svg:x1="17.778cm" svg:y1="15.133cm" svg:x2="23.102cm" svg:y2="15.133cm">
          <text:p text:style-name="P1"><text:span text:style-name="T2">swap(switch_in_Up, switch_in_Down)</text:span></text:p>
          <text:p text:style-name="P1"><text:span text:style-name="T2"/></text:p>
        </draw:line>
        <draw:rect draw:style-name="gr12" draw:text-style-name="P3" draw:layer="layout" svg:width="1.517cm" svg:height="1.387cm" svg:x="22.393cm" svg:y="15.425cm">
          <text:p text:style-name="P1"><text:span text:style-name="T2">hard </text:span></text:p>
          <text:p text:style-name="P1"><text:span text:style-name="T2">copy of</text:span></text:p>
          <text:p text:style-name="P1"><text:span text:style-name="T2">attributes</text:span></text:p>
        </draw:rect>
        <draw:g>
          <draw:line draw:style-name="gr13" draw:text-style-name="P8" draw:layer="layout" svg:x1="9.874cm" svg:y1="17.651cm" svg:x2="10.325cm" svg:y2="18.102cm">
            <text:p text:style-name="P4"/>
          </draw:line>
          <draw:line draw:style-name="gr14" draw:text-style-name="P8" draw:layer="layout" svg:x1="9.874cm" svg:y1="18.135cm" svg:x2="10.358cm" svg:y2="17.651cm">
            <text:p text:style-name="P4"/>
          </draw:line>
        </draw:g>
        <draw:line draw:style-name="gr11" draw:text-style-name="P3" draw:layer="layout" svg:x1="23.135cm" svg:y1="17.101cm" svg:x2="17.843cm" svg:y2="17.101cm">
          <text:p text:style-name="P4"/>
        </draw:line>
        <draw:line draw:style-name="gr11" draw:text-style-name="P3" draw:layer="layout" svg:x1="17.779cm" svg:y1="17.198cm" svg:x2="13.939cm" svg:y2="17.198cm">
          <text:p text:style-name="P4"/>
        </draw:line>
        <draw:line draw:style-name="gr11" draw:text-style-name="P3" draw:layer="layout" svg:x1="13.972cm" svg:y1="17.456cm" svg:x2="10.132cm" svg:y2="17.456cm">
          <text:p text:style-name="P4"/>
        </draw:line>
        <draw:line draw:style-name="gr11" draw:text-style-name="P3" draw:layer="layout" svg:x1="10.036cm" svg:y1="17.553cm" svg:x2="6.196cm" svg:y2="17.553cm">
          <text:p text:style-name="P4"/>
        </draw:line>
        <draw:line draw:style-name="gr11" draw:text-style-name="P3" draw:layer="layout" svg:x1="6.131cm" svg:y1="17.714cm" svg:x2="2.291cm" svg:y2="17.714cm">
          <text:p text:style-name="P4"/>
        </draw:line>
      </draw:page>
      <draw:page draw:name="page2" draw:style-name="dp1" draw:master-page-name="Standard">
        <draw:custom-shape draw:style-name="gr15" draw:text-style-name="P3" draw:layer="layout" svg:width="2.258cm" svg:height="0.613cm" svg:x="1.323cm" svg:y="1.323cm">
          <text:p text:style-name="P1"><text:span text:style-name="T2">Class_impl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323cm" svg:height="0.58cm" svg:x="4.453cm" svg:y="1.291cm">
          <text:p text:style-name="P1"><text:span text:style-name="T2">proxy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3" draw:layer="layout" svg:width="2.291cm" svg:height="0.742cm" svg:x="7.26cm" svg:y="1.259cm">
          <text:p text:style-name="P1"><text:span text:style-name="T2">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id="id1" draw:layer="layout" svg:width="2.871cm" svg:height="1.129cm" svg:x="10.164cm" svg:y="5.002cm">
          <text:p text:style-name="P1"><text:span text:style-name="T2">aMan</text:span></text:p>
          <text:p text:style-name="P1"><text:span text:style-name="T2">(Inhabitant_impl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id="id8" draw:layer="layout" svg:width="3.518cm" svg:height="1.161cm" svg:x="7.356cm" svg:y="7.164cm">
          <text:p text:style-name="P1"><text:span text:style-name="T2">aMan_first</text:span></text:p>
          <text:p text:style-name="P1"><text:span text:style-name="T2">(Switch_proxy)</text:span></text:p>
          <draw:enhanced-geometry svg:viewBox="0 0 21600 21600" draw:mirror-vertical="false" draw:mirror-horizontal="false" draw:glue-points="10800 0 0 10800 10800 21600 21600 10800" draw:text-areas="?f3 ?f3 ?f4 ?f4" draw:type="hexagon" draw:modifiers="4161.636828644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3" draw:id="id2" draw:layer="layout" svg:width="3.355cm" svg:height="0.838cm" svg:x="12.068cm" svg:y="2.906cm">
          <text:p text:style-name="P1"><text:span text:style-name="T2">inhabitant_in_i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id="id4" draw:layer="layout" svg:width="2.871cm" svg:height="1.129cm" svg:x="15.231cm" svg:y="9.843cm">
          <text:p text:style-name="P1"><text:span text:style-name="T2">second</text:span></text:p>
          <text:p text:style-name="P1"><text:span text:style-name="T2">(Switch_impl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id="id11" draw:layer="layout" svg:width="2.871cm" svg:height="1.129cm" svg:x="5.487cm" svg:y="9.81cm">
          <text:p text:style-name="P1"><text:span text:style-name="T2">first</text:span></text:p>
          <text:p text:style-name="P1"><text:span text:style-name="T2">(Switch_impl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id="id6" draw:layer="layout" svg:width="2.871cm" svg:height="1.129cm" svg:x="10.294cm" svg:y="15.264cm">
          <text:p text:style-name="P1"><text:span text:style-name="T2">aBulb</text:span></text:p>
          <text:p text:style-name="P1"><text:span text:style-name="T2">(Light_impl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id="id9" draw:layer="layout" svg:width="3.518cm" svg:height="1.161cm" svg:x="12.68cm" svg:y="7.261cm">
          <text:p text:style-name="P1"><text:span text:style-name="T2">aMan_second</text:span></text:p>
          <text:p text:style-name="P1"><text:span text:style-name="T2">(Switch_proxy)</text:span></text:p>
          <draw:enhanced-geometry svg:viewBox="0 0 21600 21600" draw:mirror-vertical="false" draw:mirror-horizontal="false" draw:glue-points="10800 0 0 10800 10800 21600 21600 10800" draw:text-areas="?f3 ?f3 ?f4 ?f4" draw:type="hexagon" draw:modifiers="4161.636828644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6" draw:id="id13" draw:layer="layout" svg:width="3.518cm" svg:height="1.161cm" svg:x="5.647cm" svg:y="12.683cm">
          <text:p text:style-name="P1"><text:span text:style-name="T2">first_aBulb</text:span></text:p>
          <text:p text:style-name="P1"><text:span text:style-name="T2">(Light_proxy)</text:span></text:p>
          <draw:enhanced-geometry svg:viewBox="0 0 21600 21600" draw:mirror-vertical="false" draw:mirror-horizontal="false" draw:glue-points="10800 0 0 10800 10800 21600 21600 10800" draw:text-areas="?f3 ?f3 ?f4 ?f4" draw:type="hexagon" draw:modifiers="4161.636828644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6" draw:id="id15" draw:layer="layout" svg:width="3.518cm" svg:height="1.161cm" svg:x="14.326cm" svg:y="12.715cm">
          <text:p text:style-name="P1"><text:span text:style-name="T2">second_aBulb</text:span></text:p>
          <text:p text:style-name="P1"><text:span text:style-name="T2">(Light_proxy)</text:span></text:p>
          <draw:enhanced-geometry svg:viewBox="0 0 21600 21600" draw:mirror-vertical="false" draw:mirror-horizontal="false" draw:glue-points="10800 0 0 10800 10800 21600 21600 10800" draw:text-areas="?f3 ?f3 ?f4 ?f4" draw:type="hexagon" draw:modifiers="4161.636828644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6" draw:id="id14" draw:layer="layout" svg:width="3.518cm" svg:height="1.161cm" svg:x="10.002cm" svg:y="11.263cm">
          <text:p text:style-name="P1"><text:span text:style-name="T2">aBulb_aMan</text:span></text:p>
          <text:p text:style-name="P1"><text:span text:style-name="T2">(Inhabitant_proxy)</text:span></text:p>
          <draw:enhanced-geometry svg:viewBox="0 0 21600 21600" draw:mirror-vertical="false" draw:mirror-horizontal="false" draw:glue-points="10800 0 0 10800 10800 21600 21600 10800" draw:text-areas="?f3 ?f3 ?f4 ?f4" draw:type="hexagon" draw:modifiers="4161.636828644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3" draw:id="id5" draw:layer="layout" svg:width="3.355cm" svg:height="0.838cm" svg:x="19.652cm" svg:y="8.584cm">
          <text:p text:style-name="P1"><text:span text:style-name="T2">switch_in_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id="id18" draw:layer="layout" svg:width="3.355cm" svg:height="0.838cm" svg:x="19.781cm" svg:y="10.681cm">
          <text:p text:style-name="P1"><text:span text:style-name="T2">switch_in_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id="id3" draw:layer="layout" svg:width="3.355cm" svg:height="0.838cm" svg:x="0.743cm" svg:y="9.036cm">
          <text:p text:style-name="P1"><text:span text:style-name="T2">switch_in_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id="id12" draw:layer="layout" svg:width="3.355cm" svg:height="0.838cm" svg:x="0.808cm" svg:y="11.004cm">
          <text:p text:style-name="P1"><text:span text:style-name="T2">switch_in_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id="id16" draw:layer="layout" svg:width="3.355cm" svg:height="0.838cm" svg:x="6.617cm" svg:y="17.747cm">
          <text:p text:style-name="P1"><text:span text:style-name="T2">light_in_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id="id7" draw:layer="layout" svg:width="3.355cm" svg:height="0.838cm" svg:x="13.522cm" svg:y="17.714cm">
          <text:p text:style-name="P1"><text:span text:style-name="T2">light_in_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8.255cm" svg:height="3.388cm" svg:x="17.667cm" svg:y="3.034cm">
          <text:p text:style-name="P9"><text:span text:style-name="T4"><text:s text:c="2"/></text:span><text:span text:style-name="T4">Instances which are created</text:span></text:p>
          <text:p text:style-name="P9"><text:span text:style-name="T4"><text:s text:c="2"/></text:span><text:span text:style-name="T4">in the simulator and their links</text:span></text:p>
          <text:p text:style-name="P9"><text:span text:style-name="T4"><text:s text:c="2"/></text:span><text:span text:style-name="T5">before</text:span><text:span text:style-name="T4"> the first swap between</text:span></text:p>
          <text:p text:style-name="P9"><text:span text:style-name="T6"><text:s text:c="2"/></text:span><text:span text:style-name="T6">instances and their current state</text:span></text:p>
          <text:p text:style-name="P9"><text:span text:style-name="T6"><text:s text:c="2"/></text:span><text:span text:style-name="T6">(so it is as wanted by the reified</text:span></text:p>
          <text:p text:style-name="P9"><text:span text:style-name="T6"><text:s text:c="2"/></text:span><text:span text:style-name="T6">model </text:span><text:span text:style-name="T7">three_way_switch.kmt</text:span><text:span text:style-name="T6">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9" draw:text-style-name="P11" draw:layer="layout" draw:type="curve" svg:x1="10.164cm" svg:y1="5.566cm" svg:x2="12.068cm" svg:y2="3.325cm" draw:start-shape="id1" draw:start-glue-point="3" draw:end-shape="id2" draw:end-glue-point="3">
          <text:p text:style-name="P4"/>
        </draw:connector>
        <draw:connector draw:style-name="gr20" draw:text-style-name="P11" draw:layer="layout" draw:type="curve" draw:line-skew="-1.598cm" svg:x1="1.968cm" svg:y1="3.195cm" svg:x2="4.647cm" svg:y2="2.486cm">
          <text:p text:style-name="P1"><text:span text:style-name="T8">current state</text:span></text:p>
        </draw:connector>
        <draw:connector draw:style-name="gr19" draw:text-style-name="P11" draw:id="id10" draw:layer="layout" draw:type="curve" draw:line-skew="-0.128cm" svg:x1="6.939cm" svg:y1="9.794cm" svg:x2="2.42cm" svg:y2="9.036cm" draw:end-shape="id3" draw:end-glue-point="0">
          <text:p text:style-name="P4"/>
        </draw:connector>
        <draw:connector draw:style-name="gr19" draw:text-style-name="P11" draw:layer="layout" draw:type="curve" svg:x1="16.666cm" svg:y1="9.843cm" svg:x2="21.329cm" svg:y2="8.584cm" draw:start-shape="id4" draw:start-glue-point="0" draw:end-shape="id5" draw:end-glue-point="0">
          <text:p text:style-name="P4"/>
        </draw:connector>
        <draw:connector draw:style-name="gr19" draw:text-style-name="P11" draw:layer="layout" draw:type="curve" svg:x1="13.165cm" svg:y1="15.828cm" svg:x2="15.199cm" svg:y2="17.714cm" draw:start-shape="id6" draw:start-glue-point="1" draw:end-shape="id7" draw:end-glue-point="0">
          <text:p text:style-name="P4"/>
        </draw:connector>
        <draw:connector draw:style-name="gr11" draw:text-style-name="P3" draw:layer="layout" draw:type="line" svg:x1="11.599cm" svg:y1="5.002cm" svg:x2="13.745cm" svg:y2="3.744cm" draw:start-shape="id1" draw:start-glue-point="0" draw:end-shape="id2" draw:end-glue-point="2">
          <text:p text:style-name="P4"/>
        </draw:connector>
        <draw:connector draw:style-name="gr3" draw:text-style-name="P6" draw:layer="layout" draw:type="line" svg:x1="11.777cm" svg:y1="6.163cm" svg:x2="9.114cm" svg:y2="7.164cm" draw:end-shape="id8" draw:end-glue-point="4">
          <text:p text:style-name="P4"><text:span text:style-name="T2">switch(0)</text:span></text:p>
        </draw:connector>
        <draw:connector draw:style-name="gr3" draw:text-style-name="P6" draw:id="id17" draw:layer="layout" draw:type="line" svg:x1="11.777cm" svg:y1="6.163cm" svg:x2="14.438cm" svg:y2="7.261cm" draw:end-shape="id9" draw:end-glue-point="4">
          <text:p text:style-name="P4"><text:span text:style-name="T2">switch(1)</text:span></text:p>
        </draw:connector>
        <draw:connector draw:style-name="gr3" draw:text-style-name="P6" draw:layer="layout" draw:type="line" svg:x1="9.114cm" svg:y1="8.325cm" svg:x2="6.939cm" svg:y2="9.794cm" draw:start-shape="id8" draw:start-glue-point="6" draw:end-shape="id10" draw:end-glue-point="2">
          <text:p text:style-name="P4"><text:span text:style-name="T2">server</text:span></text:p>
        </draw:connector>
        <draw:connector draw:style-name="gr11" draw:text-style-name="P3" draw:layer="layout" draw:type="line" svg:x1="5.487cm" svg:y1="10.374cm" svg:x2="4.098cm" svg:y2="9.455cm" draw:start-shape="id11" draw:start-glue-point="3" draw:end-shape="id3">
          <text:p text:style-name="P4"/>
        </draw:connector>
        <draw:connector draw:style-name="gr11" draw:text-style-name="P3" draw:layer="layout" draw:type="line" svg:x1="5.487cm" svg:y1="10.374cm" svg:x2="4.163cm" svg:y2="11.423cm" draw:start-shape="id11" draw:start-glue-point="3" draw:end-shape="id12" draw:end-glue-point="1">
          <text:p text:style-name="P4"/>
        </draw:connector>
        <draw:connector draw:style-name="gr3" draw:text-style-name="P6" draw:layer="layout" draw:type="line" svg:x1="6.922cm" svg:y1="10.939cm" svg:x2="7.405cm" svg:y2="12.683cm" draw:start-shape="id11" draw:start-glue-point="2" draw:end-shape="id13" draw:end-glue-point="4">
          <text:p text:style-name="P4"><text:span text:style-name="T2">light</text:span></text:p>
        </draw:connector>
        <draw:connector draw:style-name="gr3" draw:text-style-name="P6" draw:layer="layout" draw:type="line" svg:x1="7.405cm" svg:y1="13.844cm" svg:x2="10.294cm" svg:y2="15.828cm" draw:start-shape="id13" draw:start-glue-point="6" draw:end-shape="id6" draw:end-glue-point="3">
          <text:p text:style-name="P4"><text:span text:style-name="T2">server</text:span></text:p>
        </draw:connector>
        <draw:connector draw:style-name="gr3" draw:text-style-name="P6" draw:layer="layout" draw:type="line" svg:x1="11.729cm" svg:y1="15.264cm" svg:x2="11.76cm" svg:y2="12.424cm" draw:start-shape="id6" draw:start-glue-point="0" draw:end-shape="id14" draw:end-glue-point="6">
          <text:p text:style-name="P4"><text:span text:style-name="T2">inhabitant(0)</text:span></text:p>
        </draw:connector>
        <draw:connector draw:style-name="gr3" draw:text-style-name="P6" draw:layer="layout" draw:type="line" svg:x1="14.438cm" svg:y1="8.422cm" svg:x2="16.666cm" svg:y2="9.843cm" draw:start-shape="id9" draw:start-glue-point="6" draw:end-shape="id4" draw:end-glue-point="0">
          <text:p text:style-name="P4"><text:span text:style-name="T2">server</text:span></text:p>
        </draw:connector>
        <draw:connector draw:style-name="gr3" draw:text-style-name="P12" draw:layer="layout" draw:type="line" svg:x1="16.666cm" svg:y1="10.972cm" svg:x2="16.084cm" svg:y2="12.715cm" draw:start-shape="id4" draw:start-glue-point="2" draw:end-shape="id15" draw:end-glue-point="4">
          <text:p text:style-name="P9"><text:span text:style-name="T2">light</text:span></text:p>
        </draw:connector>
        <draw:connector draw:style-name="gr3" draw:text-style-name="P6" draw:layer="layout" draw:type="line" svg:x1="16.084cm" svg:y1="13.876cm" svg:x2="13.165cm" svg:y2="15.828cm" draw:start-shape="id15" draw:start-glue-point="6" draw:end-shape="id6" draw:end-glue-point="1">
          <text:p text:style-name="P4"><text:span text:style-name="T2">server</text:span></text:p>
        </draw:connector>
        <draw:connector draw:style-name="gr11" draw:text-style-name="P3" draw:layer="layout" draw:type="line" svg:x1="11.729cm" svg:y1="16.393cm" svg:x2="13.522cm" svg:y2="18.133cm" draw:start-shape="id6" draw:start-glue-point="2" draw:end-shape="id7" draw:end-glue-point="3">
          <text:p text:style-name="P4"/>
        </draw:connector>
        <draw:connector draw:style-name="gr11" draw:text-style-name="P3" draw:layer="layout" draw:type="line" svg:x1="11.729cm" svg:y1="16.393cm" svg:x2="9.972cm" svg:y2="18.166cm" draw:start-shape="id6" draw:start-glue-point="2" draw:end-shape="id16" draw:end-glue-point="1">
          <text:p text:style-name="P4"/>
        </draw:connector>
        <draw:connector draw:style-name="gr3" draw:text-style-name="P6" draw:layer="layout" draw:type="line" svg:x1="11.76cm" svg:y1="11.263cm" svg:x2="11.777cm" svg:y2="6.163cm" draw:start-shape="id14" draw:start-glue-point="4" draw:end-shape="id17" draw:end-glue-point="2">
          <text:p text:style-name="P4"><text:span text:style-name="T2">server</text:span></text:p>
        </draw:connector>
        <draw:connector draw:style-name="gr11" draw:text-style-name="P3" draw:layer="layout" draw:type="line" svg:x1="18.102cm" svg:y1="10.407cm" svg:x2="19.652cm" svg:y2="9.003cm" draw:start-shape="id4" draw:start-glue-point="1" draw:end-shape="id5" draw:end-glue-point="3">
          <text:p text:style-name="P4"/>
        </draw:connector>
        <draw:connector draw:style-name="gr11" draw:text-style-name="P3" draw:layer="layout" draw:type="line" svg:x1="18.102cm" svg:y1="10.407cm" svg:x2="19.781cm" svg:y2="11.1cm" draw:start-shape="id4" draw:start-glue-point="1" draw:end-shape="id18" draw:end-glue-point="3">
          <text:p text:style-name="P4"/>
        </draw:connector>
        <draw:frame draw:style-name="gr21" draw:text-style-name="P13" draw:layer="layout" svg:width="11.691cm" svg:height="1.216cm" svg:x="11.299cm" svg:y="0.893cm">
          <draw:text-box>
            <text:p text:style-name="P9"><text:span text:style-name="T9">Three-Way Switch </text:span><text:span text:style-name="T10">example</text:span></text:p>
          </draw:text-box>
        </draw:frame>
      </draw:page>
      <draw:page draw:name="page3" draw:style-name="dp1" draw:master-page-name="Standard">
        <draw:rect draw:style-name="gr1" draw:text-style-name="P2" draw:layer="layout" svg:width="3.324cm" svg:height="0.645cm" svg:x="0.742cm" svg:y="2.777cm">
          <text:p text:style-name="P1"><text:span text:style-name="T1">light_in_On</text:span></text:p>
        </draw:rect>
        <draw:line draw:style-name="gr2" draw:text-style-name="P3" draw:layer="layout" svg:x1="2.323cm" svg:y1="3.525cm" svg:x2="2.323cm" svg:y2="18.167cm">
          <text:p text:style-name="P4"/>
        </draw:line>
        <draw:rect draw:style-name="gr1" draw:text-style-name="P2" draw:layer="layout" svg:width="3.324cm" svg:height="0.645cm" svg:x="4.55cm" svg:y="2.777cm">
          <text:p text:style-name="P1"><text:span text:style-name="T1">:Inhabitant_proxy</text:span></text:p>
        </draw:rect>
        <draw:line draw:style-name="gr2" draw:text-style-name="P3" draw:layer="layout" svg:x1="6.131cm" svg:y1="3.525cm" svg:x2="6.13cm" svg:y2="18.393cm">
          <text:p text:style-name="P4"/>
        </draw:line>
        <draw:rect draw:style-name="gr1" draw:text-style-name="P2" draw:layer="layout" svg:width="3.937cm" svg:height="0.645cm" svg:x="8.97cm" svg:y="4.229cm">
          <text:p text:style-name="P1"><text:span text:style-name="T1">e:inh_set_isEnlght_Call</text:span></text:p>
        </draw:rect>
        <draw:line draw:style-name="gr2" draw:text-style-name="P3" draw:layer="layout" svg:x1="10.906cm" svg:y1="5.21cm" svg:x2="10.906cm" svg:y2="17.683cm">
          <text:p text:style-name="P4"/>
        </draw:line>
        <draw:rect draw:style-name="gr1" draw:text-style-name="P2" draw:layer="layout" svg:width="3.324cm" svg:height="0.645cm" svg:x="15.101cm" svg:y="2.777cm">
          <text:p text:style-name="P1"><text:span text:style-name="T1">aMan:Inhab_impl</text:span></text:p>
        </draw:rect>
        <draw:line draw:style-name="gr2" draw:text-style-name="P3" draw:layer="layout" svg:x1="16.682cm" svg:y1="3.525cm" svg:x2="16.681cm" svg:y2="18.231cm">
          <text:p text:style-name="P4"/>
        </draw:line>
        <draw:rect draw:style-name="gr1" draw:text-style-name="P2" draw:layer="layout" svg:width="3.324cm" svg:height="0.645cm" svg:x="18.908cm" svg:y="2.777cm">
          <text:p text:style-name="P1"><text:span text:style-name="T1">inhabitant_in_idle</text:span></text:p>
        </draw:rect>
        <draw:line draw:style-name="gr2" draw:text-style-name="P3" draw:layer="layout" svg:x1="20.489cm" svg:y1="3.525cm" svg:x2="20.489cm" svg:y2="18.296cm">
          <text:p text:style-name="P4"/>
        </draw:line>
        <draw:rect draw:style-name="gr1" draw:text-style-name="P2" draw:layer="layout" svg:width="3.324cm" svg:height="0.645cm" svg:x="24.298cm" svg:y="2.745cm">
          <text:p text:style-name="P1"><text:span text:style-name="T1">:Configuration</text:span></text:p>
        </draw:rect>
        <draw:line draw:style-name="gr2" draw:text-style-name="P3" draw:layer="layout" svg:x1="25.879cm" svg:y1="3.49cm" svg:x2="25.877cm" svg:y2="18.457cm">
          <text:p text:style-name="P4"/>
        </draw:line>
        <draw:line draw:style-name="gr3" draw:text-style-name="P3" draw:layer="layout" svg:x1="2.355cm" svg:y1="4.003cm" svg:x2="6.098cm" svg:y2="4.003cm">
          <text:p text:style-name="P1"><text:span text:style-name="T11">set_isEnlighted(true)</text:span></text:p>
          <text:p text:style-name="P1"><text:span text:style-name="T2"/></text:p>
        </draw:line>
        <draw:line draw:style-name="gr3" draw:text-style-name="P3" draw:layer="layout" svg:x1="6.163cm" svg:y1="4.616cm" svg:x2="8.937cm" svg:y2="4.615cm">
          <text:p text:style-name="P1"><text:span text:style-name="T2">new()</text:span></text:p>
          <text:p text:style-name="P1"><text:span text:style-name="T2"/></text:p>
        </draw:line>
        <draw:g>
          <draw:line draw:style-name="gr4" draw:text-style-name="P3" draw:layer="layout" svg:x1="6.13cm" svg:y1="5.1cm" svg:x2="6.84cm" svg:y2="5.1cm">
            <text:p text:style-name="P4"/>
          </draw:line>
          <draw:line draw:style-name="gr4" draw:text-style-name="P3" draw:layer="layout" svg:x1="6.872cm" svg:y1="5.1cm" svg:x2="6.872cm" svg:y2="5.939cm">
            <text:p text:style-name="P4"/>
          </draw:line>
          <draw:line draw:style-name="gr5" draw:text-style-name="P3" draw:layer="layout" svg:x1="6.872cm" svg:y1="5.939cm" svg:x2="6.13cm" svg:y2="5.939cm">
            <text:p text:style-name="P4"/>
          </draw:line>
          <draw:frame draw:style-name="gr6" draw:text-style-name="P5" draw:layer="layout" svg:width="3.775cm" svg:height="0.702cm" svg:x="6.647cm" svg:y="5.197cm">
            <draw:text-box>
              <text:p text:style-name="P4"><text:span text:style-name="T3">Proxy.send(e)</text:span></text:p>
            </draw:text-box>
          </draw:frame>
        </draw:g>
        <draw:line draw:style-name="gr3" draw:text-style-name="P3" draw:layer="layout" svg:x1="6.13cm" svg:y1="6.551cm" svg:x2="10.97cm" svg:y2="6.552cm">
          <text:p text:style-name="P1"><text:span text:style-name="T2">Event.send_to(aMan)</text:span></text:p>
          <text:p text:style-name="P1"><text:span text:style-name="T2"/></text:p>
        </draw:line>
        <draw:line draw:style-name="gr3" draw:text-style-name="P3" draw:layer="layout" svg:x1="10.906cm" svg:y1="7.004cm" svg:x2="16.649cm" svg:y2="7.003cm">
          <text:p text:style-name="P1"><text:span text:style-name="T2">instanceCurrentState()</text:span></text:p>
          <text:p text:style-name="P1"><text:span text:style-name="T2"/></text:p>
        </draw:line>
        <draw:line draw:style-name="gr7" draw:text-style-name="P6" draw:layer="layout" svg:x1="10.906cm" svg:y1="7.875cm" svg:x2="16.649cm" svg:y2="7.874cm">
          <text:p text:style-name="P1"><text:span text:style-name="T2">inhabitant_in_idle:</text:span></text:p>
          <text:p text:style-name="P1"><text:span text:style-name="T2"/></text:p>
        </draw:line>
        <draw:line draw:style-name="gr3" draw:text-style-name="P3" draw:layer="layout" svg:x1="10.938cm" svg:y1="8.553cm" svg:x2="20.457cm" svg:y2="8.552cm">
          <text:p text:style-name="P1"><text:span text:style-name="T2">ActiveStateMachine.receive(e)</text:span></text:p>
          <text:p text:style-name="P1"><text:span text:style-name="T2"/></text:p>
        </draw:line>
        <draw:rect draw:style-name="gr4" draw:text-style-name="P3" draw:layer="layout" svg:width="0.259cm" svg:height="0.936cm" svg:x="20.36cm" svg:y="8.714cm">
          <text:p text:style-name="P4"/>
        </draw:rect>
        <draw:frame draw:style-name="gr8" draw:text-style-name="P7" draw:layer="layout" svg:width="2.458cm" svg:height="0.662cm" svg:x="20.521cm" svg:y="8.811cm">
          <draw:text-box>
            <text:p text:style-name="P4"><text:span text:style-name="T2">'inner' calls</text:span></text:p>
          </draw:text-box>
        </draw:frame>
        <draw:line draw:style-name="gr9" draw:text-style-name="P3" draw:layer="layout" svg:x1="10.906cm" svg:y1="9.811cm" svg:x2="20.457cm" svg:y2="9.81cm">
          <text:p text:style-name="P1"><text:span text:style-name="T2">Event.dispatch_to(inhabitant_in_idle</text:span><text:span text:style-name="T2">)</text:span></text:p>
          <text:p text:style-name="P1"><text:span text:style-name="T2"/></text:p>
        </draw:line>
        <draw:line draw:style-name="gr3" draw:text-style-name="P3" draw:layer="layout" svg:x1="10.906cm" svg:y1="10.65cm" svg:x2="20.489cm" svg:y2="10.649cm">
          <text:p text:style-name="P1"><text:span text:style-name="T11">set_isEnlighted(true)</text:span></text:p>
          <text:p text:style-name="P1"><text:span text:style-name="T2"/></text:p>
        </draw:line>
        <draw:g>
          <draw:line draw:style-name="gr4" draw:text-style-name="P3" draw:layer="layout" svg:x1="20.521cm" svg:y1="10.941cm" svg:x2="21.231cm" svg:y2="10.941cm">
            <text:p text:style-name="P4"/>
          </draw:line>
          <draw:line draw:style-name="gr4" draw:text-style-name="P3" draw:layer="layout" svg:x1="21.263cm" svg:y1="10.941cm" svg:x2="21.263cm" svg:y2="11.78cm">
            <text:p text:style-name="P4"/>
          </draw:line>
          <draw:line draw:style-name="gr5" draw:text-style-name="P3" draw:layer="layout" svg:x1="21.263cm" svg:y1="11.78cm" svg:x2="20.521cm" svg:y2="11.78cm">
            <text:p text:style-name="P4"/>
          </draw:line>
          <draw:frame draw:style-name="gr6" draw:text-style-name="P5" draw:layer="layout" svg:width="5.001cm" svg:height="0.702cm" svg:x="21.038cm" svg:y="11.038cm">
            <draw:text-box>
              <text:p text:style-name="P4"><text:span text:style-name="T3">StateMachine.leave(self)</text:span></text:p>
            </draw:text-box>
          </draw:frame>
        </draw:g>
        <draw:g>
          <draw:line draw:style-name="gr4" draw:text-style-name="P3" draw:layer="layout" svg:x1="20.521cm" svg:y1="13.103cm" svg:x2="21.231cm" svg:y2="13.103cm">
            <text:p text:style-name="P4"/>
          </draw:line>
          <draw:line draw:style-name="gr4" draw:text-style-name="P3" draw:layer="layout" svg:x1="21.263cm" svg:y1="13.103cm" svg:x2="21.263cm" svg:y2="13.942cm">
            <text:p text:style-name="P4"/>
          </draw:line>
          <draw:line draw:style-name="gr5" draw:text-style-name="P3" draw:layer="layout" svg:x1="21.263cm" svg:y1="13.942cm" svg:x2="20.521cm" svg:y2="13.942cm">
            <text:p text:style-name="P4"/>
          </draw:line>
          <draw:frame draw:style-name="gr6" draw:text-style-name="P5" draw:layer="layout" svg:width="7.228cm" svg:height="0.702cm" svg:x="21.038cm" svg:y="13.2cm">
            <draw:text-box>
              <text:p text:style-name="P4"><text:span text:style-name="T3">StateMachine.enter(in_idle)</text:span></text:p>
            </draw:text-box>
          </draw:frame>
        </draw:g>
        <draw:line draw:style-name="gr3" draw:text-style-name="P3" draw:layer="layout" svg:x1="20.489cm" svg:y1="14.844cm" svg:x2="25.813cm" svg:y2="14.844cm">
          <text:p text:style-name="P1"><text:span text:style-name="T2">swap(in_idle, in_idle)</text:span></text:p>
          <text:p text:style-name="P1"><text:span text:style-name="T2"/></text:p>
        </draw:line>
        <draw:rect draw:style-name="gr12" draw:text-style-name="P3" draw:layer="layout" svg:width="1.517cm" svg:height="1.387cm" svg:x="25.104cm" svg:y="15.136cm">
          <text:p text:style-name="P1"><text:span text:style-name="T2">hard </text:span></text:p>
          <text:p text:style-name="P1"><text:span text:style-name="T2">copy of</text:span></text:p>
          <text:p text:style-name="P1"><text:span text:style-name="T2">attributes</text:span></text:p>
        </draw:rect>
        <draw:g>
          <draw:line draw:style-name="gr22" draw:text-style-name="P8" draw:layer="layout" svg:x1="10.681cm" svg:y1="17.653cm" svg:x2="11.132cm" svg:y2="18.104cm">
            <text:p text:style-name="P4"/>
          </draw:line>
          <draw:line draw:style-name="gr23" draw:text-style-name="P8" draw:layer="layout" svg:x1="10.681cm" svg:y1="18.137cm" svg:x2="11.165cm" svg:y2="17.653cm">
            <text:p text:style-name="P4"/>
          </draw:line>
        </draw:g>
        <draw:line draw:style-name="gr11" draw:text-style-name="P3" draw:layer="layout" svg:x1="25.846cm" svg:y1="16.812cm" svg:x2="20.554cm" svg:y2="16.812cm">
          <text:p text:style-name="P4"/>
        </draw:line>
        <draw:line draw:style-name="gr11" draw:text-style-name="P3" draw:layer="layout" svg:x1="20.49cm" svg:y1="16.909cm" svg:x2="16.65cm" svg:y2="16.909cm">
          <text:p text:style-name="P4"/>
        </draw:line>
        <draw:line draw:style-name="gr11" draw:text-style-name="P3" draw:layer="layout" svg:x1="16.649cm" svg:y1="17.167cm" svg:x2="10.939cm" svg:y2="17.167cm">
          <text:p text:style-name="P4"/>
        </draw:line>
        <draw:line draw:style-name="gr11" draw:text-style-name="P3" draw:layer="layout" svg:x1="10.841cm" svg:y1="17.264cm" svg:x2="6.196cm" svg:y2="17.264cm">
          <text:p text:style-name="P4"/>
        </draw:line>
        <draw:line draw:style-name="gr11" draw:text-style-name="P3" draw:layer="layout" svg:x1="6.131cm" svg:y1="17.425cm" svg:x2="2.291cm" svg:y2="17.425cm">
          <text:p text:style-name="P4"/>
        </draw:line>
        <draw:frame draw:style-name="gr24" draw:text-style-name="P4" draw:layer="layout" svg:width="23.974cm" svg:height="1.29cm" svg:x="2.71cm" svg:y="0.904cm">
          <draw:text-box>
            <text:p text:style-name="P1">Internal transitions : the specific case of <text:span text:style-name="T12">attribute</text:span> affectation</text:p>
          </draw:text-box>
        </draw:frame>
        <draw:frame draw:style-name="gr25" draw:text-style-name="P15" draw:layer="layout" svg:width="4.807cm" svg:height="0.831cm" svg:x="20.36cm" svg:y="12.1cm">
          <draw:text-box>
            <text:p text:style-name="P14"><text:span text:style-name="T13">isEnlighted := true</text:span></text:p>
          </draw:text-box>
        </draw:frame>
        <draw:rect draw:style-name="gr4" draw:text-style-name="P3" draw:layer="layout" svg:width="0.259cm" svg:height="0.483cm" svg:x="20.361cm" svg:y="12.198cm">
          <text:p text:style-name="P4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_20_de_20_ligne_20_1" draw:display-name="Extrémité de ligne 1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23cm" fo:margin-bottom="0.454cm" fo:margin-left="0.423cm" fo:margin-right="0.454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6-23T09:03:39</meta:creation-date>
    <dc:date>2006-06-26T15:12:44</dc:date>
    <meta:print-date>2006-06-23T17:52:34</meta:print-date>
    <dc:language>fr-FR</dc:language>
    <meta:editing-cycles>31</meta:editing-cycles>
    <meta:editing-duration>P3DT3H55M38S</meta:editing-duration>
    <meta:user-defined meta:name="Info 1"/>
    <meta:user-defined meta:name="Info 2"/>
    <meta:user-defined meta:name="Info 3"/>
    <meta:user-defined meta:name="Info 4"/>
    <meta:document-statistic meta:object-count="145"/>
  </office:meta>
</office:document-meta>
</file>